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90.66mm"/>
    </style:style>
    <style:style style:name="co3" style:family="table-column">
      <style:table-column-properties fo:break-before="auto" style:column-width="33.16mm"/>
    </style:style>
    <style:style style:name="co4" style:family="table-column">
      <style:table-column-properties fo:break-before="auto" style:column-width="22.58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10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0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row table:style-name="ro2"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Part Description</text:p>
          </table:table-cell>
          <table:table-cell table:style-name="ce3" office:value-type="string" calcext:value-type="string">
            <text:p>Cost (per unit)</text:p>
          </table:table-cell>
        </table:table-row>
        <table:table-row table:style-name="ro4">
          <table:table-cell office:value-type="float" office:value="1712816" calcext:value-type="float">
            <text:p>1712816</text:p>
          </table:table-cell>
          <table:table-cell office:value-type="string" calcext:value-type="string">
            <text:p>EPSON QUARZ, FA-238, 16MHZ</text:p>
          </table:table-cell>
          <table:table-cell table:style-name="ce4" office:value-type="currency" office:currency="CHF" office:value="0.705" calcext:value-type="currency">
            <text:p>SFr. 0.705</text:p>
          </table:table-cell>
        </table:table-row>
        <table:table-row table:style-name="ro2">
          <table:table-cell office:value-type="float" office:value="2443176" calcext:value-type="float">
            <text:p>2443176</text:p>
          </table:table-cell>
          <table:table-cell office:value-type="string" calcext:value-type="string">
            <text:p>ATMEL  ATMEGA328-AUR</text:p>
          </table:table-cell>
          <table:table-cell office:value-type="currency" office:currency="CHF" office:value="3.59" calcext:value-type="currency">
            <text:p>SFr. 3.590</text:p>
          </table:table-cell>
        </table:table-row>
        <table:table-row table:style-name="ro2">
          <table:table-cell office:value-type="float" office:value="2407172" calcext:value-type="float">
            <text:p>2407172</text:p>
          </table:table-cell>
          <table:table-cell office:value-type="string" calcext:value-type="string">
            <text:p>ATMEL <text:s/>ATATMEL-ICE-BASIC <text:s/>DEBUGGER</text:p>
          </table:table-cell>
          <table:table-cell office:value-type="currency" office:currency="CHF" office:value="53.44" calcext:value-type="currency">
            <text:p>SFr. 53.440</text:p>
          </table:table-cell>
        </table:table-row>
        <table:table-row table:style-name="ro2">
          <table:table-cell office:value-type="float" office:value="1366575" calcext:value-type="float">
            <text:p>1366575</text:p>
          </table:table-cell>
          <table:table-cell office:value-type="string" calcext:value-type="string">
            <text:p>STMICROELECTRONICS  L78M05ABDT-TR TO-252-3</text:p>
          </table:table-cell>
          <table:table-cell office:value-type="currency" office:currency="CHF" office:value="0.38" calcext:value-type="currency">
            <text:p>SFr. 0.380</text:p>
          </table:table-cell>
        </table:table-row>
        <table:table-row table:style-name="ro2">
          <table:table-cell office:value-type="float" office:value="1779689" calcext:value-type="float">
            <text:p>1779689</text:p>
          </table:table-cell>
          <table:table-cell office:value-type="string" calcext:value-type="string">
            <text:p>VISHAY <text:s/>TSOP75236TT <text:s/>Infrarot-Empfänger</text:p>
          </table:table-cell>
          <table:table-cell office:value-type="currency" office:currency="CHF" office:value="1.05" calcext:value-type="currency">
            <text:p>SFr. 1.050</text:p>
          </table:table-cell>
        </table:table-row>
        <table:table-row table:style-name="ro2">
          <table:table-cell office:value-type="float" office:value="2472147" calcext:value-type="float">
            <text:p>2472147</text:p>
          </table:table-cell>
          <table:table-cell table:style-name="Default" office:value-type="string" calcext:value-type="string">
            <text:p>NETZANSCHLUSSBUCHSE, 5A, 24VDC </text:p>
          </table:table-cell>
          <table:table-cell office:value-type="currency" office:currency="CHF" office:value="1.9" calcext:value-type="currency">
            <text:p>SFr. 1.900</text:p>
          </table:table-cell>
        </table:table-row>
        <table:table-row table:style-name="ro2">
          <table:table-cell office:value-type="float" office:value="2472151" calcext:value-type="float">
            <text:p>2472151</text:p>
          </table:table-cell>
          <table:table-cell table:style-name="Default" office:value-type="string" calcext:value-type="string">
            <text:p>NETZANSCHLUSSBUCHSE, 5A, 24VDC </text:p>
          </table:table-cell>
          <table:table-cell office:value-type="currency" office:currency="CHF" office:value="1.9" calcext:value-type="currency">
            <text:p>SFr. 1.900</text:p>
          </table:table-cell>
        </table:table-row>
        <table:table-row table:style-name="ro2" table:number-rows-repeated="104856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CH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10P0" style:volatile="true">
      <number:currency-symbol number:language="de" number:country="CH">SFr.</number:currency-symbol>
      <number:text> </number:text>
      <number:number number:decimal-places="3" number:min-integer-digits="1" number:grouping="true"/>
    </number:currency-style>
    <number:currency-style style:name="N110">
      <style:text-properties fo:color="#ff0000"/>
      <number:currency-symbol number:language="de" number:country="CH">SFr.</number:currency-symbol>
      <number:text> -</number:text>
      <number:number number:decimal-places="3" number:min-integer-digits="1" number:grouping="true"/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.00.0000</text:date>, <text:time style:data-style-name="N2" text:time-value="02:41:51.5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8M26S</meta:editing-duration>
    <meta:editing-cycles>12</meta:editing-cycles>
    <meta:generator>LibreOffice/4.4.5.2$Windows_x86 LibreOffice_project/a22f674fd25a3b6f45bdebf25400ed2adff0ff99</meta:generator>
    <dc:date>2016-04-12T02:49:39.684000000</dc:date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